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5-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3 de Jun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Procedimiento Nº CEM-PC-02-01-0027-2014, realizado bajo la modalidad de Consulta de Precio, para Contratación de Servicio de Festejo para actividades varias de é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AGENCIA DE FESTEJOS MARYFANY,C.A, RIF: J-30635341-0, por un monto de Bs. 23.788,80, ubicada en Sector El Paraiso Av. Libertador Casa San Jose N° 91, MATURIN ESTADO MONAGAS
<text:line-break/>
<text:line-break/></text:p>
      <text:p text:style-name="P11"/>
      <text:p text:style-name="P5"><text:span text:style-name="T21">En Maturín, a los </text:span><text:span text:style-name="Fuente_20_de_20_párrafo_20_predeter."><text:span text:style-name="T17"><text:s/>trece (13)</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n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